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244e1" officeooo:paragraph-rsid="000244e1"/>
    </style:style>
    <style:style style:name="P2" style:family="paragraph" style:parent-style-name="Text_20_body">
      <style:text-properties officeooo:rsid="0003e616" officeooo:paragraph-rsid="0003e616"/>
    </style:style>
    <style:style style:name="P3" style:family="paragraph" style:parent-style-name="Text_20_body">
      <style:text-properties officeooo:rsid="0003e616" officeooo:paragraph-rsid="00045ffa"/>
    </style:style>
    <style:style style:name="P4" style:family="paragraph" style:parent-style-name="Text_20_body">
      <style:text-properties officeooo:rsid="0003e616" officeooo:paragraph-rsid="000ebadc"/>
    </style:style>
    <style:style style:name="P5" style:family="paragraph" style:parent-style-name="Text_20_body">
      <style:text-properties fo:font-weight="bold" officeooo:rsid="0005c32d" officeooo:paragraph-rsid="0005c32d" style:font-weight-asian="bold" style:font-weight-complex="bold"/>
    </style:style>
    <style:style style:name="P6" style:family="paragraph" style:parent-style-name="Text_20_body">
      <style:text-properties officeooo:rsid="0005c32d" officeooo:paragraph-rsid="0005c32d"/>
    </style:style>
    <style:style style:name="P7" style:family="paragraph" style:parent-style-name="Text_20_body">
      <style:text-properties officeooo:rsid="0005c32d" officeooo:paragraph-rsid="00071c35"/>
    </style:style>
    <style:style style:name="P8" style:family="paragraph" style:parent-style-name="Text_20_body">
      <style:text-properties officeooo:rsid="00071c35" officeooo:paragraph-rsid="00071c35"/>
    </style:style>
    <style:style style:name="P9" style:family="paragraph" style:parent-style-name="Text_20_body">
      <style:text-properties fo:color="#ce181e" fo:font-weight="bold" officeooo:rsid="0005c32d" officeooo:paragraph-rsid="0005c32d" style:font-weight-asian="bold" style:font-weight-complex="bold"/>
    </style:style>
    <style:style style:name="P10" style:family="paragraph" style:parent-style-name="Text_20_body">
      <style:text-properties officeooo:rsid="00098c7a" officeooo:paragraph-rsid="00098c7a"/>
    </style:style>
    <style:style style:name="P11" style:family="paragraph" style:parent-style-name="Text_20_body">
      <style:text-properties officeooo:rsid="000c0338" officeooo:paragraph-rsid="000c0338"/>
    </style:style>
    <style:style style:name="P12" style:family="paragraph" style:parent-style-name="Text_20_body">
      <style:text-properties officeooo:rsid="000db1ab" officeooo:paragraph-rsid="000db1ab"/>
    </style:style>
    <style:style style:name="P13" style:family="paragraph" style:parent-style-name="Text_20_body">
      <style:text-properties fo:font-weight="normal" officeooo:rsid="0003e616" officeooo:paragraph-rsid="00045ffa" style:font-weight-asian="normal" style:font-weight-complex="normal"/>
    </style:style>
    <style:style style:name="P14" style:family="paragraph" style:parent-style-name="Text_20_body">
      <style:text-properties officeooo:rsid="000ebadc" officeooo:paragraph-rsid="000ebadc"/>
    </style:style>
    <style:style style:name="P15" style:family="paragraph" style:parent-style-name="Text_20_body" style:list-style-name="L1">
      <style:text-properties officeooo:rsid="00020543" officeooo:paragraph-rsid="00020543"/>
    </style:style>
    <style:style style:name="P16" style:family="paragraph" style:parent-style-name="Text_20_body" style:list-style-name="L1">
      <style:text-properties officeooo:rsid="00020543" officeooo:paragraph-rsid="0003e616"/>
    </style:style>
    <style:style style:name="P17" style:family="paragraph" style:parent-style-name="Text_20_body">
      <style:text-properties officeooo:rsid="00020543" officeooo:paragraph-rsid="00116f47"/>
    </style:style>
    <style:style style:name="P18" style:family="paragraph" style:parent-style-name="Text_20_body" style:list-style-name="L2">
      <style:text-properties officeooo:rsid="000244e1" officeooo:paragraph-rsid="000244e1"/>
    </style:style>
    <style:style style:name="P19" style:family="paragraph" style:parent-style-name="Text_20_body" style:list-style-name="L3">
      <style:paragraph-properties fo:line-height="100%"/>
      <style:text-properties officeooo:rsid="00098c7a" officeooo:paragraph-rsid="00098c7a"/>
    </style:style>
    <style:style style:name="P20" style:family="paragraph" style:parent-style-name="Text_20_body" style:list-style-name="L3">
      <style:paragraph-properties fo:line-height="100%"/>
      <style:text-properties officeooo:rsid="000a8ca3" officeooo:paragraph-rsid="000a8ca3"/>
    </style:style>
    <style:style style:name="P21" style:family="paragraph" style:parent-style-name="Text_20_body">
      <style:text-properties officeooo:rsid="0003e616" officeooo:paragraph-rsid="0003e616"/>
    </style:style>
    <style:style style:name="P22" style:family="paragraph" style:parent-style-name="Text_20_body">
      <style:text-properties officeooo:rsid="0003e616" officeooo:paragraph-rsid="00133cb8"/>
    </style:style>
    <style:style style:name="P23" style:family="paragraph" style:parent-style-name="Text_20_body">
      <style:text-properties fo:font-weight="normal" officeooo:rsid="00045ffa" officeooo:paragraph-rsid="001374da" style:font-weight-asian="normal" style:font-weight-complex="normal"/>
    </style:style>
    <style:style style:name="P24" style:family="paragraph" style:parent-style-name="Text_20_body">
      <style:text-properties officeooo:rsid="0005c32d" officeooo:paragraph-rsid="001374da"/>
    </style:style>
    <style:style style:name="P25" style:family="paragraph" style:parent-style-name="Title">
      <style:paragraph-properties fo:text-align="start" style:justify-single-word="false"/>
    </style:style>
    <style:style style:name="P26" style:family="paragraph" style:parent-style-name="Heading_20_1">
      <style:text-properties officeooo:rsid="0005c32d" officeooo:paragraph-rsid="0005c32d"/>
    </style:style>
    <style:style style:name="P27" style:family="paragraph" style:parent-style-name="Heading_20_1">
      <style:text-properties officeooo:rsid="0003e616" officeooo:paragraph-rsid="0003e616"/>
    </style:style>
    <style:style style:name="P28" style:family="paragraph" style:parent-style-name="Heading_20_1" style:list-style-name="">
      <style:text-properties officeooo:rsid="000244e1" officeooo:paragraph-rsid="000244e1"/>
    </style:style>
    <style:style style:name="P29" style:family="paragraph" style:parent-style-name="Heading_20_1">
      <style:paragraph-properties fo:break-before="page"/>
      <style:text-properties officeooo:rsid="000244e1" officeooo:paragraph-rsid="000244e1"/>
    </style:style>
    <style:style style:name="P30" style:family="paragraph" style:parent-style-name="Heading_20_2">
      <style:text-properties officeooo:rsid="00020543" officeooo:paragraph-rsid="00020543"/>
    </style:style>
    <style:style style:name="P31" style:family="paragraph" style:parent-style-name="Heading_20_2" style:list-style-name="">
      <style:text-properties officeooo:rsid="000244e1" officeooo:paragraph-rsid="000244e1"/>
    </style:style>
    <style:style style:name="P32" style:family="paragraph" style:parent-style-name="Heading_20_2">
      <style:text-properties fo:font-style="italic" style:font-style-asian="italic" style:font-style-complex="italic"/>
    </style:style>
    <style:style style:name="P33" style:family="paragraph" style:parent-style-name="Heading_20_2">
      <style:paragraph-properties fo:break-before="page"/>
      <style:text-properties fo:font-style="italic" officeooo:rsid="000244e1" officeooo:paragraph-rsid="000244e1" style:font-style-asian="italic" style:font-style-complex="italic"/>
    </style:style>
    <style:style style:name="T1" style:family="text">
      <style:text-properties officeooo:rsid="00020543"/>
    </style:style>
    <style:style style:name="T2" style:family="text">
      <style:text-properties officeooo:rsid="0003e616"/>
    </style:style>
    <style:style style:name="T3" style:family="text">
      <style:text-properties officeooo:rsid="00045ffa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71c35"/>
    </style:style>
    <style:style style:name="T6" style:family="text">
      <style:text-properties officeooo:rsid="00084882"/>
    </style:style>
    <style:style style:name="T7" style:family="text">
      <style:text-properties fo:color="#ce181e"/>
    </style:style>
    <style:style style:name="T8" style:family="text">
      <style:text-properties fo:color="#ce181e" officeooo:rsid="00098c7a"/>
    </style:style>
    <style:style style:name="T9" style:family="text">
      <style:text-properties officeooo:rsid="00098c7a"/>
    </style:style>
    <style:style style:name="T10" style:family="text">
      <style:text-properties officeooo:rsid="000bf14c"/>
    </style:style>
    <style:style style:name="T11" style:family="text">
      <style:text-properties officeooo:rsid="000c0338"/>
    </style:style>
    <style:style style:name="T12" style:family="text">
      <style:text-properties officeooo:rsid="000cebf4"/>
    </style:style>
    <style:style style:name="T13" style:family="text">
      <style:text-properties officeooo:rsid="000db1ab"/>
    </style:style>
    <style:style style:name="T14" style:family="text">
      <style:text-properties officeooo:rsid="000ebadc"/>
    </style:style>
    <style:style style:name="T15" style:family="text">
      <style:text-properties officeooo:rsid="00105f87"/>
    </style:style>
    <style:style style:name="T16" style:family="text">
      <style:text-properties officeooo:rsid="00107389"/>
    </style:style>
    <style:style style:name="T17" style:family="text">
      <style:text-properties officeooo:rsid="00112dbc"/>
    </style:style>
    <style:style style:name="T18" style:family="text">
      <style:text-properties officeooo:rsid="00116f47"/>
    </style:style>
    <style:style style:name="T19" style:family="text">
      <style:text-properties officeooo:rsid="00133cb8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133cb8" style:font-style-asian="italic" style:font-style-complex="italic"/>
    </style:style>
    <style:style style:name="T22" style:family="text">
      <style:text-properties officeooo:rsid="001374da"/>
    </style:style>
    <style:style style:name="T23" style:family="text">
      <style:text-properties officeooo:rsid="0013b7b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Automatische <text:span text:style-name="T11">Benachrichtigung,</text:span> wenn die <text:span text:style-name="T2">Waschm</text:span>aschine fertig ist</text:p>
      <text:p text:style-name="P2"/>
      <text:p text:style-name="P2"><text:span text:style-name="T23">Neben der Waschmaschine </text:span>können natürlich auch andere Geräte damit überwacht werden.</text:p>
      <text:h text:style-name="P26" text:outline-level="1">Einrichtung</text:h>
      <text:h text:style-name="P32" text:outline-level="2">W<text:span text:style-name="T1">LAN einrichten</text:span></text:h>
      <text:list xml:id="list1280590346758679323" text:style-name="L1">
        <text:list-item>
          <text:p text:style-name="P15"><text:span text:style-name="T2">Steckerstation</text:span> in die Steckdose stecken</text:p>
        </text:list-item>
        <text:list-item>
          <text:p text:style-name="P15">Den Knopf 6 <text:span text:style-name="T15">x </text:span>kurz <text:span text:style-name="T16">und </text:span>schnell hintereinander drücken</text:p>
        </text:list-item>
        <text:list-item>
          <text:p text:style-name="P15">Der Knopf fängt dann an zu blinken</text:p>
        </text:list-item>
        <text:list-item>
          <text:p text:style-name="P15">Mit einem anderen Gerät mit dem WLAN „Tasmota….“ <text:span text:style-name="T15">v</text:span>erbinden</text:p>
        </text:list-item>
        <text:list-item>
          <text:p text:style-name="P15">Im Browser <text:span text:style-name="T18">die URL „</text:span>192.168.4.1“ öffnen</text:p>
        </text:list-item>
        <text:list-item>
          <text:p text:style-name="P15"><text:span text:style-name="T18">G</text:span>gfs. <text:span text:style-name="T15">j</text:span>etzt schon das Passwort setzen (siehe <text:span text:style-name="T18">Abschnitt „Passwort setzen“)</text:span></text:p>
        </text:list-item>
        <text:list-item>
          <text:p text:style-name="P15">Configuration auswählen</text:p>
        </text:list-item>
        <text:list-item>
          <text:p text:style-name="P15">„Configure WiFi“ auswählen</text:p>
        </text:list-item>
        <text:list-item>
          <text:p text:style-name="P15">Bei AP1 SSid und AP1 Password die entsprechenden Werte des WLAN<text:span text:style-name="T23">s</text:span> eintragen</text:p>
        </text:list-item>
        <text:list-item>
          <text:p text:style-name="P15">Save drücken</text:p>
        </text:list-item>
        <text:list-item>
          <text:p text:style-name="P16">Die neue Adresse de<text:span text:style-name="T2">r</text:span> <text:span text:style-name="T2">Steckerstation</text:span> kann im Router ermittelt werden. Das Gerät meldet sich mit tasmota-…. <text:s/>(Wird nur benötigt, wenn das Passwort noch nicht gesetzt wurde<text:span text:style-name="T15">).</text:span></text:p>
        </text:list-item>
      </text:list>
      <text:p text:style-name="P17"><text:span text:style-name="T18">Mehr zum WLAN s</text:span>iehe unten <text:span text:style-name="T18">bei</text:span> „Sicherheit“</text:p>
      <text:h text:style-name="P30" text:outline-level="2"><text:line-break/><text:span text:style-name="T20">Passwort setzen</text:span></text:h>
      <text:p text:style-name="P1">IP-Adresse im Browser eingeben - <text:span text:style-name="T19">e</text:span>ntweder noch 192.168.4.1 oder die im Router ermittelte neue Adresse.</text:p>
      <text:list xml:id="list833631208728446792" text:style-name="L2">
        <text:list-item>
          <text:p text:style-name="P18">Configuration auswählen</text:p>
        </text:list-item>
        <text:list-item>
          <text:p text:style-name="P18">„Configure other“ auswählen</text:p>
        </text:list-item>
        <text:list-item>
          <text:p text:style-name="P18">Web Admin Password setzen</text:p>
        </text:list-item>
      </text:list>
      <text:p text:style-name="P1"><text:span text:style-name="T23">Der </text:span>Benutzername beim <text:span text:style-name="T19">E</text:span>inloggen ist „admin“.</text:p>
      <text:h text:style-name="P31" text:outline-level="2"/>
      <text:h text:style-name="P33" text:outline-level="2">Anlernen</text:h>
      <text:p text:style-name="P4">Am Anfang muss das System angelernt werden. </text:p>
      <text:p text:style-name="P14">Vor dem Waschen die Steckerstation mit dem Schalter einschalten. Dann waschen. Nach dem Waschen die Steckerstation mit den Schalter ausschalten.</text:p>
      <text:p text:style-name="P14">Auch wenn direkt nochmal gewaschen werden soll, einmal zwischendurch die Steckerstation aus- und wieder einschalten.</text:p>
      <text:p text:style-name="P2"><text:span text:style-name="T14">Mindestens 3 mal waschen. Danach </text:span>Bescheid geben, <text:span text:style-name="T14">d</text:span>amit das Anlernen abgeschlossen werden kann.</text:p>
      <text:p text:style-name="P2">Spätestens jetzt brauche ich die Telefonnummer, die angerufen werden soll, und den Text, der <text:span text:style-name="T12">an</text:span>gesagt werden soll.</text:p>
      <text:p text:style-name="P2"/>
      <text:h text:style-name="P27" text:outline-level="1">Bedienung</text:h>
      <text:h text:style-name="Heading_20_2" text:outline-level="2"><text:span text:style-name="T21">O</text:span><text:span text:style-name="T20">hne Anruf</text:span></text:h>
      <text:p text:style-name="P22">Wenn die Steckerstation ausgeschaltet ist, am Knopf einschalten. </text:p>
      <text:p text:style-name="P22">Wenn kein Anruf gewünscht ist, ganz normal waschen. </text:p>
      <text:h text:style-name="Heading_20_2" text:outline-level="2"><text:span text:style-name="T20">Mit Anruf</text:span></text:h>
      <text:p text:style-name="P23"><text:span text:style-name="T2">Wenn die Steckerstation ausgeschaltet ist, am Knopf einschalten. </text:span></text:p>
      <text:p text:style-name="P23"><text:span text:style-name="T2">Um Anruf zu aktivieren, wird der Knopf</text:span> an der Steckerstation <text:span text:style-name="T22">erneut gedrückt</text:span>. <text:span text:style-name="T2">Die Steckerstation schaltet sich aus und wenige Sekunden später automatisch wieder an.</text:span></text:p>
      <text:p text:style-name="P13">Wird die Waschmaschine nicht innerhalb von 15 Minuten gestartet, wird der Anruf wieder abgeschaltet.</text:p>
      <text:h text:style-name="P32" text:outline-level="2">Nach dem Waschen</text:h>
      <text:p text:style-name="P3">Nachdem die Waschmaschine fertig <text:span text:style-name="T3">ist</text:span>, <text:span text:style-name="T3">egal ob mit oder ohne Anruf,</text:span> schaltet sich die Steckerstation automatisch <text:span text:style-name="T17">nach einer Weile </text:span>ab.</text:p>
      <text:p text:style-name="P2">Die Steckerstation kann nicht von Hand ausgeschaltet werden.</text:p>
      <text:h text:style-name="P28" text:outline-level="1"/>
      <text:h text:style-name="P29" text:outline-level="1">Sicherheit</text:h>
      <text:p text:style-name="P6">Die Kommunikation durch das Internet findet verschlüsselt statt.<text:line-break/>Der Webserver authentifiziert sich mit einen Zertifikat, die Steckerstation mit <text:span text:style-name="T5">Benutzername und </text:span>Passwort.</text:p>
      <text:p text:style-name="P9">Damit die Steckerstation aus dem lokalen Netz nicht manipuliert werden kann, sollte ein starkes Passwort vergeben werden. </text:p>
      <text:p text:style-name="P7">Die Weboberfläche kann nur mit HTTP aufgerufen werden. <text:span text:style-name="T22">D</text:span>abei werden <text:span text:style-name="T5">Benutzername</text:span> und Passwort im Klartext übertragen. Deshalb <text:span text:style-name="T22">sollte man </text:span>die Steckerstation niemals frei ins Internet hängen und nur im lokalen Netz ansprechen.</text:p>
      <text:p text:style-name="P6">Die Weboberfläche wird aber auch nur zur Einrichtung benötigt.</text:p>
      <text:p text:style-name="P24">Das WLAN-Passwort ist auf der Steckerstation gespeichert. Es wäre also möglich für jemanden, der physischen Zugriff auf das Gerät hat, <text:span text:style-name="T22">die Steckerstation</text:span> auseinander zu nehmen und das Passwort auszulesen.</text:p>
      <text:p text:style-name="P5"><text:span text:style-name="T4">Um dies zu verhindern, </text:span><text:span text:style-name="T7">empfiehlt es sich, ein Gast-WLAN einzurichten, das keine Verbindung zu dem </text:span><text:span text:style-name="T8">eigentlichen</text:span><text:span text:style-name="T7"> WLAN hat und die Steckerstation in dieses Gast-WLAN zu bringen.</text:span></text:p>
      <text:p text:style-name="P6">Damit kann dann niemand mit dem ausgelesenen Passwort in das eigentliche Netzwerk eindringen.</text:p>
      <text:p text:style-name="P8">Über den Knopf (6 mal drücken) wäre es für jemanden, der <text:span text:style-name="T9">physischen</text:span> Zugriff auf die Steckerstation hat, möglich, diese in ein anderes WLAN-Netzwerk zu bringen.</text:p>
      <text:p text:style-name="P8">Wenn ein starkes Passwort vergeben wurde, kann dann an der Steckerstation nichts manipulier<text:span text:style-name="T23">t werden</text:span>. <text:span text:style-name="T6">Solange die Steckerstation weiter eine Internetverbindung hat, funktioniert sie auch noch in einem fremden WLAN.</text:span></text:p>
      <text:h text:style-name="P27" text:outline-level="1">Datenschutz</text:h>
      <text:p text:style-name="P10">Auf dem Server wird der Name und die Zuordnung der Geräte zu diesem Name<text:span text:style-name="T23">n</text:span> gespeichert.</text:p>
      <text:p text:style-name="P10">Folgende Daten werden an den Server übertragen:</text:p>
      <text:list xml:id="list8826021772182527283" text:style-name="L3">
        <text:list-item>
          <text:p text:style-name="P19">Zustand, ob ein- oder ausgeschaltet ist </text:p>
        </text:list-item>
        <text:list-item>
          <text:p text:style-name="P20"><text:span text:style-name="T10">Aktuelle </text:span>Leistung</text:p>
        </text:list-item>
        <text:list-item>
          <text:p text:style-name="P20"><text:span text:style-name="T10">Aktuelle </text:span>Netzspannung</text:p>
        </text:list-item>
        <text:list-item>
          <text:p text:style-name="P20"><text:span text:style-name="T10">Aktueller </text:span>Strom</text:p>
        </text:list-item>
        <text:list-item>
          <text:p text:style-name="P19">Firmware-Version</text:p>
        </text:list-item>
        <text:list-item>
          <text:p text:style-name="P19">IP-Adresse</text:p>
        </text:list-item>
        <text:list-item>
          <text:p text:style-name="P19">Zeit, wann die Steckerstation eingeschaltet wurde</text:p>
        </text:list-item>
        <text:list-item>
          <text:p text:style-name="P19">SSID des Netzwerk</text:p>
        </text:list-item>
        <text:list-item>
          <text:p text:style-name="P20">MAC-Adresse</text:p>
        </text:list-item>
        <text:list-item>
          <text:p text:style-name="P20">WLAN-Signalstärke</text:p>
        </text:list-item>
      </text:list>
      <text:p text:style-name="P11"><text:soft-page-break/>Von den übertragenen Daten werden nur <text:span text:style-name="T14">die IP-Adresse, </text:span>der Zustand und der aktuelle Strom ausgewertet.</text:p>
      <text:p text:style-name="P12">Alle Daten werden verschlüsselt übertragen und können nicht von <text:span text:style-name="T23">D</text:span>ritten mitgehört werden.</text:p>
      <text:p text:style-name="P11">Während des <text:span text:style-name="T13">Anlernens</text:span> wird der aktuelle Strom in seinem zeitlichen Verlauf gespeichert.</text:p>
      <text:p text:style-name="P11">Im Normalbetrieb wird nur gespeichert, wann ein Anruf gemacht wurde. Diese Information wird für Abrechnungszwecke benötigt.</text:p>
      <text:p text:style-name="P14">Die IP-Adresse <text:span text:style-name="T23">wird </text:span>gespeichert, um die Steckerstation im lokalen Netz finden zu können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1T09:05:32.656088880</meta:creation-date>
    <meta:generator>LibreOffice/5.1.6.2$Linux_X86_64 LibreOffice_project/10m0$Build-2</meta:generator>
    <dc:date>2021-04-03T15:07:42.679889733</dc:date>
    <meta:editing-duration>PT7H30M11S</meta:editing-duration>
    <meta:editing-cycles>14</meta:editing-cycles>
    <meta:document-statistic meta:table-count="0" meta:image-count="0" meta:object-count="0" meta:page-count="4" meta:paragraph-count="67" meta:word-count="664" meta:character-count="4557" meta:non-whitespace-character-count="3976"/>
  </office:meta>
</office:document-meta>
</file>